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-0.0813in" fo:margin-top="0in" fo:margin-bottom="0in" table:align="left"/>
    </style:style>
    <style:style style:name="Table1.A" style:family="table-column">
      <style:table-column-properties style:column-width="1.2514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1.7597in"/>
    </style:style>
    <style:style style:name="Table1.D" style:family="table-column">
      <style:table-column-properties style:column-width="1.5986in"/>
    </style:style>
    <style:style style:name="Table1.E" style:family="table-column">
      <style:table-column-properties style:column-width="0.5576in"/>
    </style:style>
    <style:style style:name="Table1.F" style:family="table-column">
      <style:table-column-properties style:column-width="0.5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382in" fo:border="1pt solid #000000"/>
    </style:style>
    <style:style style:name="Table1.A29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0f3f84" style:font-name-asian="Times New Roman" style:font-size-asian="10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1026da" style:font-name-asian="Times New Roman" style:font-size-asian="10pt" style:font-style-asian="normal" style:font-weight-asian="normal" style:font-name-complex="Times New Roman" style:font-size-complex="10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10971b" style:font-name-asian="Times New Roman" style:font-size-asian="10pt" style:font-style-asian="normal" style:font-weight-asian="normal" style:font-name-complex="Times New Roman" style:font-size-complex="10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1aff8" style:font-name-asian="Cambria" style:font-size-asian="10pt" style:font-style-asian="normal" style:font-weight-asian="normal" style:font-name-complex="Cambria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2d41c" style:font-name-asian="Cambria" style:font-size-asian="10pt" style:font-style-asian="normal" style:font-weight-asian="normal" style:font-name-complex="Cambria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971e3" style:font-name-asian="Cambria" style:font-size-asian="10pt" style:font-style-asian="normal" style:font-weight-asian="normal" style:font-name-complex="Cambria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Cambria" style:font-size-asian="10pt" style:font-style-asian="normal" style:font-weight-asian="normal" style:font-name-complex="Cambria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994d" officeooo:paragraph-rsid="001c994d" style:font-name-asian="Cambria" style:font-size-asian="10pt" style:font-style-asian="normal" style:font-weight-asian="normal" style:font-name-complex="Cambria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officeooo:rsid="000c3329" officeooo:paragraph-rsid="000c3329" style:font-name-asian="Cambria" style:font-size-asian="10pt" style:font-name-complex="Cambria" style:font-size-complex="10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Droid Serif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Droid Serif" fo:font-size="10pt" officeooo:rsid="001026da" officeooo:paragraph-rsid="001026da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Droid Serif" fo:font-size="10pt" officeooo:rsid="001026da" officeooo:paragraph-rsid="0010971b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Times New Roman" style:font-size-asian="10pt" style:font-style-asian="normal" style:font-weight-asian="normal" style:font-name-complex="Times New Roman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style:font-name="Droid Serif" fo:font-size="10pt" officeooo:rsid="001026da" officeooo:paragraph-rsid="001026da" style:font-size-asian="10pt" style:font-size-complex="10pt"/>
    </style:style>
    <style:style style:name="P27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28" style:family="paragraph" style:parent-style-name="Standard">
      <style:paragraph-properties fo:padding="0in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29" style:family="paragraph" style:parent-style-name="Standard">
      <style:paragraph-properties fo:text-align="center" style:justify-single-word="false" fo:padding="0in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30" style:family="paragraph" style:parent-style-name="Standard">
      <style:paragraph-properties fo:padding="0in" fo:border="none"/>
      <style:text-properties fo:font-variant="normal" fo:text-transform="none" style:font-name="Droid Serif" fo:font-size="10pt" style:font-size-asian="10pt" style:font-size-complex="10pt"/>
    </style:style>
    <style:style style:name="P31" style:family="paragraph" style:parent-style-name="Standard">
      <style:paragraph-properties fo:padding="0in" fo:border="none"/>
      <style:text-properties style:font-name="Droid Serif" fo:font-size="10pt" style:font-size-asian="10pt" style:font-size-complex="10pt"/>
    </style:style>
    <style:style style:name="P32" style:family="paragraph" style:parent-style-name="Standard">
      <style:paragraph-properties fo:padding="0in" fo:border="none"/>
      <style:text-properties style:font-name="Droid Serif" fo:font-size="10pt" officeooo:paragraph-rsid="001e1181" style:font-size-asian="10pt" style:font-size-complex="10pt"/>
    </style:style>
    <style:style style:name="P33" style:family="paragraph" style:parent-style-name="Standard">
      <style:paragraph-properties fo:padding="0in" fo:border="none"/>
      <style:text-properties style:font-name="Droid Serif" fo:font-size="10pt" officeooo:paragraph-rsid="001fb503" style:font-size-asian="10pt" style:font-size-complex="10pt"/>
    </style:style>
    <style:style style:name="P34" style:family="paragraph" style:parent-style-name="Standard">
      <style:paragraph-properties fo:padding="0in" fo:border="none"/>
      <style:text-properties style:font-name="Droid Serif" fo:font-size="10pt" officeooo:paragraph-rsid="002041b4" style:font-size-asian="10pt" style:font-size-complex="10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Droid Serif" fo:font-size="10pt" style:font-size-asian="10pt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1" fo:padding="0in" fo:border="none"/>
      <style:text-properties fo:font-variant="normal" fo:text-transform="none" style:font-name="Droid Serif" fo:font-size="20pt" style:font-size-asian="20pt" style:font-size-complex="20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style:font-name="Droid Serif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 fo:padding="0in" fo:border="none"/>
      <style:text-properties fo:font-variant="normal" fo:text-transform="none" style:font-name="Droid Serif" fo:font-size="10pt" style:font-size-asian="10pt" style:font-size-complex="10pt"/>
    </style:style>
    <style:style style:name="P44" style:family="paragraph" style:parent-style-name="Standard">
      <style:paragraph-properties fo:padding="0in" fo:border="none"/>
      <style:text-properties style:font-name="Droid Serif" fo:font-size="10pt" officeooo:rsid="00212bf9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0c3329" style:font-name-asian="Times New Roman" style:font-style-asian="normal" style:font-weight-asian="normal" style:font-name-complex="Times New Roman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26da" style:font-name-asian="Times New Roman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e1181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9" style:family="text">
      <style:text-properties fo:font-variant="normal" fo:text-transform="none" style:font-name-asian="Cambria" style:font-name-complex="Cambria"/>
    </style:style>
    <style:style style:name="T10" style:family="text">
      <style:text-properties fo:font-variant="normal" fo:text-transform="none" officeooo:rsid="001e1181" style:font-name-asian="Cambria" style:font-name-complex="Cambria"/>
    </style:style>
    <style:style style:name="T11" style:family="text">
      <style:text-properties fo:font-variant="normal" fo:text-transform="none" officeooo:rsid="001fb503" style:font-name-asian="Cambria" style:font-name-complex="Cambria"/>
    </style:style>
    <style:style style:name="T12" style:family="text">
      <style:text-properties fo:font-variant="normal" fo:text-transform="none" officeooo:rsid="002041b4" style:font-name-asian="Cambria" style:font-name-complex="Cambria"/>
    </style:style>
    <style:style style:name="T13" style:family="text">
      <style:text-properties fo:font-variant="normal" fo:text-transform="none" officeooo:rsid="001e1181"/>
    </style:style>
    <style:style style:name="T14" style:family="text">
      <style:text-properties style:font-name="Droid Serif1"/>
    </style:style>
    <style:style style:name="T15" style:family="text">
      <style:text-properties style:font-name="Droid Serif1" officeooo:rsid="000c3329"/>
    </style:style>
    <style:style style:name="T16" style:family="text">
      <style:text-properties style:font-name="Droid Serif1" officeooo:rsid="000f3f84" style:font-name-asian="Times New Roman" style:font-name-complex="Times New Roman"/>
    </style:style>
    <style:style style:name="T17" style:family="text">
      <style:text-properties style:font-name="Droid Serif1" officeooo:rsid="000f3f84"/>
    </style:style>
    <style:style style:name="T18" style:family="text">
      <style:text-properties style:font-name="Droid Serif1" officeooo:rsid="001bc9b8"/>
    </style:style>
    <style:style style:name="T19" style:family="text">
      <style:text-properties style:font-name="Droid Serif1" officeooo:rsid="001c0723"/>
    </style:style>
    <style:style style:name="T20" style:family="text">
      <style:text-properties officeooo:rsid="000f3f84" style:font-name-asian="Times New Roman" style:font-name-complex="Times New Roman"/>
    </style:style>
    <style:style style:name="T21" style:family="text">
      <style:text-properties officeooo:rsid="001026da"/>
    </style:style>
    <style:style style:name="T22" style:family="text">
      <style:text-properties officeooo:rsid="001026da" style:font-name-asian="Cambria" style:font-name-complex="Cambria"/>
    </style:style>
    <style:style style:name="T23" style:family="text">
      <style:text-properties officeooo:rsid="0010971b"/>
    </style:style>
    <style:style style:name="T24" style:family="text">
      <style:text-properties officeooo:rsid="00160d51"/>
    </style:style>
    <style:style style:name="T25" style:family="text">
      <style:text-properties officeooo:rsid="001625b8"/>
    </style:style>
    <style:style style:name="T26" style:family="text">
      <style:text-properties officeooo:rsid="001971e3"/>
    </style:style>
    <style:style style:name="T27" style:family="text">
      <style:text-properties officeooo:rsid="001bc9b8"/>
    </style:style>
    <style:style style:name="T28" style:family="text">
      <style:text-properties officeooo:rsid="001c0723"/>
    </style:style>
    <style:style style:name="T29" style:family="text">
      <style:text-properties officeooo:rsid="001fb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Analise Dimensional</text:p>
      <text:p text:style-name="P40">Autor: Abmael Carvalho Barberino Junior</text:p>
      <text:p text:style-name="P41">Ultima atualização: 07/02/2019</text:p>
      <text:p text:style-name="P39"/>
      <text:p text:style-name="P42"/>
      <text:p text:style-name="P1">MLTIΘNJ, Massa, Comprimento, Tempo, Corrente elétrica, Temperatura, Quantidade de substância, Intensidade luminosa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Descrição</text:p>
          </table:table-cell>
          <table:table-cell table:style-name="Table1.A1" office:value-type="string">
            <text:p text:style-name="P2">Unidade SI mais simples</text:p>
          </table:table-cell>
          <table:table-cell table:style-name="Table1.A1" office:value-type="string">
            <text:p text:style-name="P2">Unidade SI alternativa</text:p>
          </table:table-cell>
          <table:table-cell table:style-name="Table1.A1" office:value-type="string">
            <text:p text:style-name="P20"><text:span text:style-name="T2">MLT</text:span><text:span text:style-name="T3">I</text:span><text:span text:style-name="T2">Θ</text:span><text:span text:style-name="T3">NJ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omprimento, espaço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mpo e Período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requencia</text:p>
          </table:table-cell>
          <table:table-cell table:style-name="Table1.A1" office:value-type="string">
            <text:p text:style-name="P7">Hz</text:p>
          </table:table-cell>
          <table:table-cell table:style-name="Table1.A1" office:value-type="string">
            <text:p text:style-name="P7">1/s</text:p>
          </table:table-cell>
          <table:table-cell table:style-name="Table1.A1" office:value-type="string">
            <text:p text:style-name="P7">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elocidade</text:p>
          </table:table-cell>
          <table:table-cell table:style-name="Table1.A1" office:value-type="string">
            <text:p text:style-name="P29">m/s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7">L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Aceleração</text:p>
          </table:table-cell>
          <table:table-cell table:style-name="Table1.A1" office:value-type="string">
            <text:p text:style-name="P29">m/s2</text:p>
          </table:table-cell>
          <table:table-cell table:style-name="Table1.A1" office:value-type="string">
            <text:p text:style-name="P19">M/s/s</text:p>
          </table:table-cell>
          <table:table-cell table:style-name="Table1.A1" office:value-type="string">
            <text:p text:style-name="P7">L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Massa</text:p>
          </table:table-cell>
          <table:table-cell table:style-name="Table1.A1" office:value-type="string">
            <text:p text:style-name="P29">Kg</text:p>
          </table:table-cell>
          <table:table-cell table:style-name="Table1.A1" office:value-type="string">
            <text:p text:style-name="P7">N⋅s2/m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orça</text:p>
          </table:table-cell>
          <table:table-cell table:style-name="Table1.A1" office:value-type="string">
            <text:p text:style-name="P29">N</text:p>
          </table:table-cell>
          <table:table-cell table:style-name="Table1.A1" office:value-type="string">
            <text:p text:style-name="P7">Kg⋅m/s2</text:p>
          </table:table-cell>
          <table:table-cell table:style-name="Table1.A1" office:value-type="string">
            <text:p text:style-name="P7">M⋅L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Área</text:p>
          </table:table-cell>
          <table:table-cell table:style-name="Table1.A1" office:value-type="string">
            <text:p text:style-name="P7">m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olume</text:p>
          </table:table-cell>
          <table:table-cell table:style-name="Table1.A1" office:value-type="string">
            <text:p text:style-name="P7">m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Energia, Trabalho</text:p>
          </table:table-cell>
          <table:table-cell table:style-name="Table1.A1" office:value-type="string">
            <text:p text:style-name="P7">J</text:p>
          </table:table-cell>
          <table:table-cell table:style-name="Table1.A1" office:value-type="string">
            <text:p text:style-name="P7">N⋅m</text:p>
          </table:table-cell>
          <table:table-cell table:style-name="Table1.A1" office:value-type="string">
            <text:p text:style-name="P7">M⋅L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orque</text:p>
          </table:table-cell>
          <table:table-cell table:style-name="Table1.A1" office:value-type="string">
            <text:p text:style-name="P7">N⋅m</text:p>
          </table:table-cell>
          <table:table-cell table:style-name="Table1.A1" office:value-type="string">
            <text:p text:style-name="P15">J</text:p>
          </table:table-cell>
          <table:table-cell table:style-name="Table1.A1" office:value-type="string">
            <text:p text:style-name="P7">M⋅L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otencia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J/s=N⋅m/s</text:p>
          </table:table-cell>
          <table:table-cell table:style-name="Table1.A1" office:value-type="string">
            <text:p text:style-name="P7">M⋅L2⋅T−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0">Momento,</text:p>
            <text:p text:style-name="P2">Quantidade de movimento,</text:p>
            <text:p text:style-name="P23">Impulso,</text:p>
            <text:p text:style-name="P35">Impulso de uma força</text:p>
          </table:table-cell>
          <table:table-cell table:style-name="Table1.A1" office:value-type="string">
            <text:p text:style-name="P7">N⋅s</text:p>
          </table:table-cell>
          <table:table-cell table:style-name="Table1.A1" office:value-type="string">
            <text:p text:style-name="P7">Kg⋅m/s</text:p>
          </table:table-cell>
          <table:table-cell table:style-name="Table1.A1" office:value-type="string">
            <text:p text:style-name="P7">M⋅L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Momento de inércia</text:p>
          </table:table-cell>
          <table:table-cell table:style-name="Table1.A1" office:value-type="string">
            <text:p text:style-name="P7">Kg⋅m2</text:p>
          </table:table-cell>
          <table:table-cell table:style-name="Table1.A1" office:value-type="string">
            <text:p text:style-name="P7">N⋅m⋅s2=J⋅s2</text:p>
          </table:table-cell>
          <table:table-cell table:style-name="Table1.A1" office:value-type="string">
            <text:p text:style-name="P7">M⋅L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stante da gravitação universal</text:p>
          </table:table-cell>
          <table:table-cell table:style-name="Table1.A1" office:value-type="string">
            <text:p text:style-name="P7">J⋅m/Kg2</text:p>
          </table:table-cell>
          <table:table-cell table:style-name="Table1.A1" office:value-type="string">
            <text:p text:style-name="P7">N⋅m2/Kg2</text:p>
          </table:table-cell>
          <table:table-cell table:style-name="Table1.A1" office:value-type="string">
            <text:p text:style-name="P7">M−1⋅L3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ressão, Tensão mecânica</text:p>
          </table:table-cell>
          <table:table-cell table:style-name="Table1.A1" office:value-type="string">
            <text:p text:style-name="P7">Pa</text:p>
          </table:table-cell>
          <table:table-cell table:style-name="Table1.A1" office:value-type="string">
            <text:p text:style-name="P7">N/m2</text:p>
          </table:table-cell>
          <table:table-cell table:style-name="Table1.A1" office:value-type="string">
            <text:p text:style-name="P7">M⋅L−1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nsão superficial</text:p>
          </table:table-cell>
          <table:table-cell table:style-name="Table1.A1" office:value-type="string">
            <text:p text:style-name="P7">N/m</text:p>
          </table:table-cell>
          <table:table-cell table:style-name="Table1.A1" office:value-type="string">
            <text:p text:style-name="P7">J/m2</text:p>
          </table:table-cell>
          <table:table-cell table:style-name="Table1.A1" office:value-type="string">
            <text:p text:style-name="P7">M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stante elástica</text:p>
          </table:table-cell>
          <table:table-cell table:style-name="Table1.A1" office:value-type="string">
            <text:p text:style-name="P7">N/m</text:p>
          </table:table-cell>
          <table:table-cell table:style-name="Table1.A1" office:value-type="string">
            <text:p text:style-name="P7">J/m2</text:p>
          </table:table-cell>
          <table:table-cell table:style-name="Table1.A1" office:value-type="string">
            <text:p text:style-name="P7">M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Densidade</text:p>
          </table:table-cell>
          <table:table-cell table:style-name="Table1.A1" office:value-type="string">
            <text:p text:style-name="P7">Kg/m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⋅L−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so especifico</text:p>
          </table:table-cell>
          <table:table-cell table:style-name="Table1.A1" office:value-type="string">
            <text:p text:style-name="P7">N/m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⋅L−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iscosidade absoluta ou dinâmica</text:p>
          </table:table-cell>
          <table:table-cell table:style-name="Table1.A1" office:value-type="string">
            <text:p text:style-name="P7">Pa⋅s</text:p>
          </table:table-cell>
          <table:table-cell table:style-name="Table1.A1" office:value-type="string">
            <text:p text:style-name="P7">Kg/m⋅s=N⋅s/m2</text:p>
          </table:table-cell>
          <table:table-cell table:style-name="Table1.A1" office:value-type="string">
            <text:p text:style-name="P7">M⋅L−1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iscosidade cinemática</text:p>
          </table:table-cell>
          <table:table-cell table:style-name="Table1.A1" office:value-type="string">
            <text:p text:style-name="P7">m2/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2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Vazão volumétrica</text:p>
          </table:table-cell>
          <table:table-cell table:style-name="Table1.A1" office:value-type="string">
            <text:p text:style-name="P7">m3/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3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azão mássica</text:p>
          </table:table-cell>
          <table:table-cell table:style-name="Table1.A1" office:value-type="string">
            <text:p text:style-name="P7">Kg/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mperatura</text:p>
          </table:table-cell>
          <table:table-cell table:style-name="Table1.A1" office:value-type="string">
            <text:p text:style-name="P7">K<text:span text:style-name="T15">º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Θ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eficiente de Dilatação, linear, superficial ou volumétrica</text:p>
          </table:table-cell>
          <table:table-cell table:style-name="Table1.A1" office:value-type="string">
            <text:p text:style-name="P7">1/K<text:span text:style-name="T15">º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Θ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0"><text:span text:style-name="T2">Capacidade térmica sensível </text:span><text:span text:style-name="T4">de um objeto</text:span></text:p>
          </table:table-cell>
          <table:table-cell table:style-name="Table1.A1" office:value-type="string">
            <text:p text:style-name="P3">J/K<text:span text:style-name="T14">º</text:span></text:p>
          </table:table-cell>
          <table:table-cell table:style-name="Table1.A1" office:value-type="string">
            <text:p text:style-name="P8">N⋅m/K<text:span text:style-name="T17">º</text:span></text:p>
          </table:table-cell>
          <table:table-cell table:style-name="Table1.A1" office:value-type="string">
            <text:p text:style-name="P8"><text:span text:style-name="T21">M⋅</text:span>L2⋅T−2⋅Θ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21">Calor especifico,</text:p>
            <text:p text:style-name="P26">Capacidade termica sensivel de uma substancia</text:p>
          </table:table-cell>
          <table:table-cell table:style-name="Table1.A29" office:value-type="string">
            <text:p text:style-name="P4">J/<text:span text:style-name="T21">Kg</text:span><text:span text:style-name="T22">⋅</text:span>K<text:span text:style-name="T14">º</text:span></text:p>
          </table:table-cell>
          <table:table-cell table:style-name="Table1.A29" office:value-type="string">
            <text:p text:style-name="P8"><text:span text:style-name="T21">N⋅m/Kg⋅K</text:span><text:span text:style-name="T17">º</text:span></text:p>
          </table:table-cell>
          <table:table-cell table:style-name="Table1.A29" office:value-type="string">
            <text:p text:style-name="P8">L2⋅T−2⋅Θ−1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22">Calor especifico <text:span text:style-name="T23">molar</text:span>,</text:p>
            <text:p text:style-name="P22">Capacidade termica sensivel <text:span text:style-name="T23">molar</text:span> de uma substancia</text:p>
          </table:table-cell>
          <table:table-cell table:style-name="Table1.A29" office:value-type="string">
            <text:p text:style-name="P5">J/<text:span text:style-name="T23">mol</text:span><text:span text:style-name="T22">⋅</text:span>K<text:span text:style-name="T14">º</text:span></text:p>
          </table:table-cell>
          <table:table-cell table:style-name="Table1.A29" office:value-type="string">
            <text:p text:style-name="P9"><text:span text:style-name="T21">N⋅m/mol⋅K</text:span><text:span text:style-name="T17">º</text:span></text:p>
          </table:table-cell>
          <table:table-cell table:style-name="Table1.A29" office:value-type="string">
            <text:p text:style-name="P9"><text:span text:style-name="T23">M⋅</text:span>L2⋅T−2⋅Θ−1⋅<text:span text:style-name="T23">N−1</text:span>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pacidade térmica latente</text:p>
          </table:table-cell>
          <table:table-cell table:style-name="Table1.A1" office:value-type="string">
            <text:p text:style-name="P7">J/Kg</text:p>
          </table:table-cell>
          <table:table-cell table:style-name="Table1.A1" office:value-type="string">
            <text:p text:style-name="P7">N⋅m/Kg</text:p>
          </table:table-cell>
          <table:table-cell table:style-name="Table1.A1" office:value-type="string">
            <text:p text:style-name="P7">L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dutância térmica</text:p>
          </table:table-cell>
          <table:table-cell table:style-name="Table1.A1" office:value-type="string">
            <text:p text:style-name="P8">W/m⋅<text:span text:style-name="T20">K</text:span><text:span text:style-name="T16">º</text:span></text:p>
          </table:table-cell>
          <table:table-cell table:style-name="Table1.A1" office:value-type="string">
            <text:p text:style-name="P8">N/s⋅<text:span text:style-name="T20">K</text:span><text:span text:style-name="T16">º</text:span></text:p>
          </table:table-cell>
          <table:table-cell table:style-name="Table1.A1" office:value-type="string">
            <text:p text:style-name="P7">M⋅L⋅T−3⋅Θ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rga elétrica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16">A⋅s</text:p>
          </table:table-cell>
          <table:table-cell table:style-name="Table1.A1" office:value-type="string">
            <text:p text:style-name="P7">T⋅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rrente elétrica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C/s</text:p>
          </table:table-cell>
          <table:table-cell table:style-name="Table1.A1" office:value-type="string">
            <text:p text:style-name="P7">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nsão elétrica</text:p>
          </table:table-cell>
          <table:table-cell table:style-name="Table1.A1" office:value-type="string">
            <text:p text:style-name="P7">V</text:p>
          </table:table-cell>
          <table:table-cell table:style-name="Table1.A1" office:value-type="string">
            <text:p text:style-name="P7">J/C=N⋅m/C</text:p>
          </table:table-cell>
          <table:table-cell table:style-name="Table1.A1" office:value-type="string">
            <text:p text:style-name="P7">M⋅L2⋅T−3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Resistência elétrica</text:p>
          </table:table-cell>
          <table:table-cell table:style-name="Table1.A1" office:value-type="string">
            <text:p text:style-name="P7">Ω</text:p>
          </table:table-cell>
          <table:table-cell table:style-name="Table1.A1" office:value-type="string">
            <text:p text:style-name="P7">J⋅s/C2</text:p>
          </table:table-cell>
          <table:table-cell table:style-name="Table1.A1" office:value-type="string">
            <text:p text:style-name="P7">M⋅L2⋅T−3⋅I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pacitância elétrica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10">C/V=C2/J=C2/N⋅m</text:p>
          </table:table-cell>
          <table:table-cell table:style-name="Table1.A1" office:value-type="string">
            <text:p text:style-name="P7">M−1⋅L−2⋅T4⋅I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elétrico, <text:span text:style-name="T27">E</text:span></text:p>
          </table:table-cell>
          <table:table-cell table:style-name="Table1.A1" office:value-type="string">
            <text:p text:style-name="P7">N/C</text:p>
          </table:table-cell>
          <table:table-cell table:style-name="Table1.A1" office:value-type="string">
            <text:p text:style-name="P11">V/m=J/C⋅m</text:p>
          </table:table-cell>
          <table:table-cell table:style-name="Table1.A1" office:value-type="string">
            <text:p text:style-name="P7">M⋅L⋅T−3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luxo elétrico</text:p>
          </table:table-cell>
          <table:table-cell table:style-name="Table1.A1" office:value-type="string">
            <text:p text:style-name="P7">V⋅m</text:p>
          </table:table-cell>
          <table:table-cell table:style-name="Table1.A1" office:value-type="string">
            <text:p text:style-name="P7">N⋅m2/C=J⋅m/C</text:p>
          </table:table-cell>
          <table:table-cell table:style-name="Table1.A1" office:value-type="string">
            <text:p text:style-name="P7">M⋅L3⋅T−3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missividade elétrica</text:p>
          </table:table-cell>
          <table:table-cell table:style-name="Table1.A1" office:value-type="string">
            <text:p text:style-name="P7">F/m</text:p>
          </table:table-cell>
          <table:table-cell table:style-name="Table1.A1" office:value-type="string">
            <text:p text:style-name="P7">C/V⋅m</text:p>
          </table:table-cell>
          <table:table-cell table:style-name="Table1.A1" office:value-type="string">
            <text:p text:style-name="P7">M−1⋅L−3⋅T4⋅I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magnético, <text:span text:style-name="T24">B, campo magnetico em um ponto do espaço</text:span></text:p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12">T=Wb/m2<text:span text:style-name="T25">=N/m⋅A</text:span></text:p>
          </table:table-cell>
          <table:table-cell table:style-name="Table1.A1" office:value-type="string">
            <text:p text:style-name="P7">M⋅T−2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luxo magnético</text:p>
          </table:table-cell>
          <table:table-cell table:style-name="Table1.A1" office:value-type="string">
            <text:p text:style-name="P7">Wb</text:p>
          </table:table-cell>
          <table:table-cell table:style-name="Table1.A1" office:value-type="string">
            <text:p text:style-name="P13">Wb=T⋅m2<text:span text:style-name="T26">=N⋅m/A</text:span>=J/A</text:p>
          </table:table-cell>
          <table:table-cell table:style-name="Table1.A1" office:value-type="string">
            <text:p text:style-name="P7">M⋅L2⋅T−2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meabilidade magnética, <text:span text:style-name="T18">µ</text:span></text:p>
          </table:table-cell>
          <table:table-cell table:style-name="Table1.A1" office:value-type="string">
            <text:p text:style-name="P7">H/m</text:p>
          </table:table-cell>
          <table:table-cell table:style-name="Table1.A1" office:value-type="string">
            <text:p text:style-name="P7">N/A2</text:p>
          </table:table-cell>
          <table:table-cell table:style-name="Table1.A1" office:value-type="string">
            <text:p text:style-name="P7">M⋅L⋅T−2⋅I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magnetizante, <text:span text:style-name="T25">H</text:span></text:p>
          </table:table-cell>
          <table:table-cell table:style-name="Table1.A1" office:value-type="string">
            <text:p text:style-name="P7">A/m</text:p>
          </table:table-cell>
          <table:table-cell table:style-name="Table1.A1" office:value-type="string">
            <text:p text:style-name="P12">T⋅m/H=Wb/m⋅H=</text:p>
            <text:p text:style-name="P25"><text:span text:style-name="T25">=</text:span>J/T⋅m3<text:span text:style-name="T25">=N/T⋅m2</text:span></text:p>
          </table:table-cell>
          <table:table-cell table:style-name="Table1.A1" office:value-type="string">
            <text:p text:style-name="P7">L−1⋅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Indutância, <text:span text:style-name="T27">L</text:span></text:p>
          </table:table-cell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H=Ω⋅s=V⋅s/A<text:span text:style-name="T28">=J/A2</text:span></text:p>
          </table:table-cell>
          <table:table-cell table:style-name="Table1.A1" office:value-type="string">
            <text:p text:style-name="P7">M⋅L2⋅T−2⋅I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6"/>
          </table:table-cell>
          <table:table-cell table:style-name="Table1.A29" office:value-type="string">
            <text:p text:style-name="P17"/>
          </table:table-cell>
          <table:table-cell table:style-name="Table1.A29" office:value-type="string">
            <text:p text:style-name="P17"/>
          </table:table-cell>
          <table:table-cell table:style-name="Table1.A29" office:value-type="string">
            <text:p text:style-name="P14"/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ext:soft-page-break/>
        <table:table-row table:style-name="Table1.1">
          <table:table-cell table:style-name="Table1.A29" office:value-type="string">
            <text:p text:style-name="P6">Momento magnetico,</text:p>
            <text:p text:style-name="P24">Dipólo magnetico, <text:span text:style-name="T18">µ</text:span></text:p>
          </table:table-cell>
          <table:table-cell table:style-name="Table1.A29" office:value-type="string">
            <text:p text:style-name="P17">J/T</text:p>
          </table:table-cell>
          <table:table-cell table:style-name="Table1.A29" office:value-type="string">
            <text:p text:style-name="P17">N⋅m/T=m2⋅A</text:p>
          </table:table-cell>
          <table:table-cell table:style-name="Table1.A29" office:value-type="string">
            <text:p text:style-name="P14">L2⋅<text:span text:style-name="T28">I</text:span>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2">Constante universal dos gases</text:p>
          </table:table-cell>
          <table:table-cell table:style-name="Table1.A29" office:value-type="string">
            <text:p text:style-name="P7">J/mol⋅K<text:span text:style-name="T19">º</text:span></text:p>
          </table:table-cell>
          <table:table-cell table:style-name="Table1.A29" office:value-type="string">
            <text:p text:style-name="P14"><text:span text:style-name="T26">N⋅m</text:span>/mol⋅K<text:span text:style-name="T19">º</text:span></text:p>
          </table:table-cell>
          <table:table-cell table:style-name="Table1.A29" office:value-type="string">
            <text:p text:style-name="P7">M⋅L2⋅T−2⋅Θ−1⋅N−1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7"/>
      <text:p text:style-name="P27"/>
      <text:p text:style-name="P27"/>
      <text:p text:style-name="P27"/>
      <text:p text:style-name="P43"><text:tab/>Adimensionais</text:p>
      <text:p text:style-name="P30"/>
      <text:p text:style-name="P30"><text:tab/>Numero de Reynolds</text:p>
      <text:p text:style-name="P30"/>
      <text:p text:style-name="P30">ρ = densidade</text:p>
      <text:p text:style-name="P30">μ = viscosidade absoluta</text:p>
      <text:p text:style-name="P30">v = velocidade média do fluido</text:p>
      <text:p text:style-name="P30">D = diametro do tubo</text:p>
      <text:p text:style-name="P30"/>
      <text:p text:style-name="P32"><text:span text:style-name="T1"><text:tab/></text:span><text:span text:style-name="T9">ℜ=ρ⋅v⋅D</text:span><text:span text:style-name="T5">⋅</text:span><text:span text:style-name="T9">μ</text:span></text:p>
      <text:p text:style-name="P28"/>
      <text:p text:style-name="P32"><text:span text:style-name="T1"><text:tab/></text:span><text:span text:style-name="T9">(M⋅L−3)⋅(L⋅T−1)⋅(L)</text:span><text:span text:style-name="T5">⋅</text:span><text:span text:style-name="T8">(</text:span><text:span text:style-name="T9">M⋅L−1⋅T−1</text:span><text:span text:style-name="T12">)</text:span><text:span text:style-name="T9">=1</text:span></text:p>
      <text:p text:style-name="P28"/>
      <text:p text:style-name="P30"><text:tab/>Numero de Euler</text:p>
      <text:p text:style-name="P30"/>
      <text:p text:style-name="P30">ρ = Densidade</text:p>
      <text:p text:style-name="P30">P = Pressão</text:p>
      <text:p text:style-name="P30">v = Velocidade</text:p>
      <text:p text:style-name="P30"/>
      <text:p text:style-name="P32"><text:span text:style-name="T1"><text:tab/></text:span><text:span text:style-name="T9">ρ⋅v2</text:span><text:span text:style-name="T5">⋅</text:span><text:span text:style-name="T9">P</text:span></text:p>
      <text:p text:style-name="P34"><text:span text:style-name="T1"><text:tab/></text:span><text:span text:style-name="T9">(M⋅L−3)⋅(L⋅T−1)2</text:span><text:span text:style-name="T5">⋅</text:span><text:span text:style-name="T8">(</text:span><text:span text:style-name="T9">M⋅L−1⋅T−2</text:span><text:span text:style-name="T12">)</text:span><text:span text:style-name="T9">=1</text:span></text:p>
      <text:p text:style-name="P28"/>
      <text:p text:style-name="P30"><text:tab/>Numero de Weber</text:p>
      <text:p text:style-name="P30"/>
      <text:p text:style-name="P30">ρ = Densidade do fluido</text:p>
      <text:p text:style-name="P30">v = Velocidade do objeto flutuante</text:p>
      <text:p text:style-name="P30">σ = Tensão superficial do fluido</text:p>
      <text:p text:style-name="P30">S = Comprimento</text:p>
      <text:p text:style-name="P30"><text:soft-page-break/></text:p>
      <text:p text:style-name="P31"><text:span text:style-name="T1"><text:tab/></text:span><text:span text:style-name="T9">ρ⋅v2⋅Sσ</text:span></text:p>
      <text:p text:style-name="P34"><text:span text:style-name="T1"><text:tab/></text:span><text:span text:style-name="T9">(M⋅L−3)⋅(L⋅T−1)2⋅(L</text:span><text:span text:style-name="T5">⋅</text:span><text:span text:style-name="T9">M⋅T−2</text:span><text:span text:style-name="T12">)</text:span><text:span text:style-name="T9">=1</text:span></text:p>
      <text:p text:style-name="P28"/>
      <text:p text:style-name="P30"><text:tab/>Numero de Froude</text:p>
      <text:p text:style-name="P30"/>
      <text:p text:style-name="P30">v = Velocidade</text:p>
      <text:p text:style-name="P30">g = Aceleração da gravidade</text:p>
      <text:p text:style-name="P30">S = Comprimento</text:p>
      <text:p text:style-name="P30"/>
      <text:p text:style-name="P32"><text:span text:style-name="T1"><text:tab/></text:span><text:span text:style-name="T9">v</text:span><text:span text:style-name="T5">⋅</text:span><text:span text:style-name="T9">g⋅S</text:span></text:p>
      <text:p text:style-name="P32"><text:span text:style-name="T1"><text:tab/></text:span><text:span text:style-name="T13">(</text:span><text:span text:style-name="T9">L⋅T−1</text:span><text:span text:style-name="T10">)</text:span><text:span text:style-name="T6">⋅</text:span><text:span text:style-name="T9">(L⋅T−2)⋅L=1</text:span></text:p>
      <text:p text:style-name="P28"/>
      <text:p text:style-name="P30"><text:tab/>Orbita dos planetas</text:p>
      <text:p text:style-name="P30"/>
      <text:p text:style-name="P30">m = massa do planeta</text:p>
      <text:p text:style-name="P30">p = período de translação</text:p>
      <text:p text:style-name="P30">G = constante de gravitação universal</text:p>
      <text:p text:style-name="P30">R = raio da órbita</text:p>
      <text:p text:style-name="P30"/>
      <text:p text:style-name="P33"><text:span text:style-name="T1"><text:tab/></text:span><text:span text:style-name="T9">m⋅p2⋅G</text:span><text:span text:style-name="T5">⋅</text:span><text:span text:style-name="T9">R3</text:span></text:p>
      <text:p text:style-name="P32"><text:span text:style-name="T1"><text:tab/></text:span><text:span text:style-name="T9">(M)⋅(T)2⋅(M−1⋅L3⋅T−2)</text:span><text:span text:style-name="T5">⋅</text:span><text:span text:style-name="T8">(</text:span><text:span text:style-name="T9">L3</text:span><text:span text:style-name="T12">)</text:span><text:span text:style-name="T9">=1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30">Refazendo os cálculos usando a massa do Sol, o adimensional permanece constante</text:p>
      <text:p text:style-name="P30"/>
      <text:p text:style-name="P30"/>
      <text:p text:style-name="P30"/>
      <text:p text:style-name="P30"/>
      <text:p text:style-name="P30"><text:tab/>Barra de aço</text:p>
      <text:p text:style-name="P30"/>
      <text:p text:style-name="P30">σ = tensão de escoamento</text:p>
      <text:p text:style-name="P30">k = constante elástica</text:p>
      <text:p text:style-name="P30">d = comprimento</text:p>
      <text:p text:style-name="P30"/>
      <text:p text:style-name="P33"><text:span text:style-name="T1"><text:tab/></text:span><text:span text:style-name="T9">σ⋅d</text:span><text:span text:style-name="T5">⋅</text:span><text:span text:style-name="T9">k</text:span></text:p>
      <text:p text:style-name="P33"><text:span text:style-name="T1"><text:tab/></text:span><text:span text:style-name="T9">(M⋅L−1⋅T−2)⋅</text:span><text:span text:style-name="T11">(</text:span><text:span text:style-name="T9">L</text:span><text:span text:style-name="T11">)</text:span><text:span text:style-name="T7">⋅</text:span><text:span text:style-name="T8">(</text:span><text:span text:style-name="T9">M⋅T−2</text:span><text:span text:style-name="T12">)</text:span><text:span text:style-name="T9">=1</text:span></text:p>
      <text:p text:style-name="P28"/>
      <text:p text:style-name="P30"><text:tab/>Musculação</text:p>
      <text:p text:style-name="P30"/>
      <text:p text:style-name="P30">Mv = Ganho de massa por unidade de tempo no corpo inteiro</text:p>
      <text:p text:style-name="P30">Bv = Ganho de perímetro de braço por unidade de tempo</text:p>
      <text:p text:style-name="P30">F = Força no braço (bíceps)</text:p>
      <text:p text:style-name="P30"/>
      <text:p text:style-name="P34"><text:span text:style-name="T1"><text:tab/></text:span><text:span text:style-name="T9">Mv⋅Bv</text:span><text:span text:style-name="T5">⋅</text:span><text:span text:style-name="T9">F</text:span></text:p>
      <text:p text:style-name="P34"><text:span text:style-name="T1"><text:tab/></text:span><text:span text:style-name="T9">(M⋅T−1)⋅(L⋅T−1)</text:span><text:span text:style-name="T5">⋅</text:span><text:span text:style-name="T8">(</text:span><text:span text:style-name="T9">M⋅L⋅T−2</text:span><text:span text:style-name="T12">)</text:span><text:span text:style-name="T9">=1</text:span></text:p>
      <text:p text:style-name="P28"/>
      <text:p text:style-name="P30"><text:tab/>Circuito RC</text:p>
      <text:p text:style-name="P30"/>
      <text:p text:style-name="P30">C = capacitância elétrica</text:p>
      <text:p text:style-name="P30">R = Resistência elétrica</text:p>
      <text:p text:style-name="P30">t = Tempo</text:p>
      <text:p text:style-name="P30">f = frequência</text:p>
      <text:p text:style-name="P30"/>
      <text:p text:style-name="P33"><text:span text:style-name="T1"><text:tab/></text:span><text:span text:style-name="T9">C⋅R</text:span><text:span text:style-name="T5">⋅</text:span><text:span text:style-name="T9">t</text:span></text:p>
      <text:p text:style-name="P34"><text:span text:style-name="T1"><text:tab/></text:span><text:span text:style-name="T9">(M−1⋅L−2⋅T4⋅I2)⋅(M⋅L2⋅T−3⋅I−2)</text:span><text:span text:style-name="T5">⋅</text:span><text:span text:style-name="T8">(</text:span><text:span text:style-name="T9">T</text:span><text:span text:style-name="T12">)</text:span><text:span text:style-name="T9">=1</text:span></text:p>
      <text:p text:style-name="P28"/>
      <text:p text:style-name="P31"><text:span text:style-name="T1"><text:tab/></text:span><text:span text:style-name="T9">C⋅R⋅f</text:span></text:p>
      <text:p text:style-name="P33"><text:soft-page-break/><text:span text:style-name="T1"><text:tab/></text:span><text:span text:style-name="T9">(M−1⋅L−2⋅T4⋅I2)⋅(M⋅L2⋅T−3⋅I−2)⋅(T−1)=1</text:span></text:p>
      <text:p text:style-name="P28"/>
      <text:p text:style-name="P30"><text:tab/>Permeabilidade magnética e Permissividade elétrica e Velocidade</text:p>
      <text:p text:style-name="P30"/>
      <text:p text:style-name="P30">μ = <text:s/>Permeabilidade magnética</text:p>
      <text:p text:style-name="P30">ε = <text:s/>Permissividade elétrica</text:p>
      <text:p text:style-name="P30">v = Velocidade</text:p>
      <text:p text:style-name="P30"/>
      <text:p text:style-name="P31"><text:span text:style-name="T1"><text:tab/></text:span><text:span text:style-name="T9">v2⋅μ⋅ε</text:span></text:p>
      <text:p text:style-name="P31"><text:span text:style-name="T1"><text:tab/></text:span><text:span text:style-name="T9">(L⋅T−1)2⋅(M⋅L⋅T−2⋅I−2)⋅(M−1⋅L−3⋅T4⋅I2)=1</text:span></text:p>
      <text:p text:style-name="P28"/>
      <text:p text:style-name="P30"><text:tab/>Detector de ouro</text:p>
      <text:p text:style-name="P30"/>
      <text:p text:style-name="P30">R = Resistência elétrica</text:p>
      <text:p text:style-name="P30">L = Indutância</text:p>
      <text:p text:style-name="P30">f = Frequência</text:p>
      <text:p text:style-name="P30"/>
      <text:p text:style-name="P33"><text:span text:style-name="T1"><text:tab/></text:span><text:span text:style-name="T9">L⋅f</text:span><text:span text:style-name="T5">⋅</text:span><text:span text:style-name="T9">R</text:span></text:p>
      <text:p text:style-name="P33"><text:span text:style-name="T1"><text:tab/></text:span><text:span text:style-name="T9">(M⋅L2⋅T−2I−2)⋅(T−1)</text:span><text:span text:style-name="T5">⋅</text:span><text:span text:style-name="T9">(M⋅L2⋅T−3⋅I−2)=1</text:span></text:p>
      <text:p text:style-name="P28"/>
      <text:p text:style-name="P30"><text:tab/>Mudança de estado físico e dilatação</text:p>
      <text:p text:style-name="P30"/>
      <text:p text:style-name="P30">Cs = Capacidade térmica sensível</text:p>
      <text:p text:style-name="P30">Cl = Capacidade térmica latente</text:p>
      <text:p text:style-name="P30">T = Temperatura</text:p>
      <text:p text:style-name="P30"/>
      <text:p text:style-name="P33"><text:span text:style-name="T1"><text:tab/></text:span><text:span text:style-name="T9">Cs⋅T</text:span><text:span text:style-name="T5">⋅</text:span><text:span text:style-name="T9">Cl</text:span></text:p>
      <text:p text:style-name="P33"><text:span text:style-name="T1"><text:tab/></text:span><text:span text:style-name="T9">(L2⋅T−2⋅Θ−1)⋅(Θ)</text:span><text:span text:style-name="T5">⋅</text:span><text:span text:style-name="T7">(</text:span><text:span text:style-name="T9">L2⋅T−2</text:span><text:span text:style-name="T11">)</text:span><text:span text:style-name="T9">=1</text:span></text:p>
      <text:p text:style-name="P28"/>
      <text:p text:style-name="P30">Cs = Capacidade térmica sensível</text:p>
      <text:p text:style-name="P30">Cl = Capacidade térmica latente</text:p>
      <text:p text:style-name="P30">α = Dilatação térmica</text:p>
      <text:p text:style-name="P30"/>
      <text:p text:style-name="P33"><text:span text:style-name="T1"><text:tab/></text:span><text:span text:style-name="T9">Cs</text:span><text:span text:style-name="T5">⋅</text:span><text:span text:style-name="T9">Cl⋅α</text:span></text:p>
      <text:p text:style-name="P31"><text:span text:style-name="T1"><text:tab/></text:span><text:span text:style-name="T9">(L2⋅T−2⋅Θ−1)(L2⋅T−2)⋅(Θ−1)=1</text:span></text:p>
      <text:p text:style-name="P28"/>
      <text:p text:style-name="P30"><text:tab/>Viscosidade, Capacidade térmica e Condutância térmica</text:p>
      <text:p text:style-name="P30"/>
      <text:p text:style-name="P30">μ = Viscosidade dinamica</text:p>
      <text:p text:style-name="P30">Cs = Capacidade térmica sensível</text:p>
      <text:p text:style-name="P30">C = Condutância térmica</text:p>
      <text:p text:style-name="P30"/>
      <text:p text:style-name="P33"><text:span text:style-name="T1"><text:tab/></text:span><text:span text:style-name="T9">μ⋅Cs</text:span><text:span text:style-name="T5">⋅</text:span><text:span text:style-name="T9">C</text:span></text:p>
      <text:p text:style-name="P33"><text:span text:style-name="T1"><text:tab/></text:span><text:span text:style-name="T9">(M⋅L−1⋅T−1)⋅(L2⋅T−2⋅Θ−1)</text:span><text:span text:style-name="T5">⋅</text:span><text:span text:style-name="T7">(</text:span><text:span text:style-name="T9">M⋅L⋅T−3⋅Θ−1</text:span><text:span text:style-name="T11">)</text:span><text:span text:style-name="T9">=1</text:span></text:p>
      <text:p text:style-name="P28"/>
      <text:p text:style-name="P30"><text:tab/>Tamanho máximo de gotas <text:span text:style-name="T29">liquidas</text:span></text:p>
      <text:p text:style-name="P30"/>
      <text:p text:style-name="P30">γ = Peso especifico</text:p>
      <text:p text:style-name="P30">σ = Tensão superficial</text:p>
      <text:p text:style-name="P30">D = Diâmetro máximo da gota de liquido</text:p>
      <text:p text:style-name="P30"/>
      <text:p text:style-name="P33"><text:span text:style-name="T1"><text:tab/></text:span><text:span text:style-name="T9">γ⋅D2</text:span><text:span text:style-name="T5">⋅</text:span><text:span text:style-name="T9">σ</text:span></text:p>
      <text:p text:style-name="P33"><text:span text:style-name="T1"><text:tab/></text:span><text:span text:style-name="T9">(M⋅L−2⋅T−2)⋅(L)</text:span><text:span text:style-name="T11">2</text:span><text:span text:style-name="T5">⋅</text:span><text:span text:style-name="T9">M⋅T−2=1</text:span></text:p>
      <text:p text:style-name="P28"/>
      <text:p text:style-name="P30"><text:tab/>Vibração de gota <text:span text:style-name="T29">liquida</text:span> em gravidade zero</text:p>
      <text:p text:style-name="P30"/>
      <text:p text:style-name="P30">f = Frequência</text:p>
      <text:p text:style-name="P30">m = Massa</text:p>
      <text:p text:style-name="P30">σ = Tensão superficial</text:p>
      <text:p text:style-name="P30"/>
      <text:p text:style-name="P33"><text:span text:style-name="T1"><text:tab/></text:span><text:span text:style-name="T9">m⋅f2</text:span><text:span text:style-name="T5">⋅</text:span><text:span text:style-name="T9">σ</text:span></text:p>
      <text:p text:style-name="P33"><text:span text:style-name="T1"><text:tab/></text:span><text:span text:style-name="T9">(M)⋅(T−1)2</text:span><text:span text:style-name="T5">⋅</text:span><text:span text:style-name="T9">(M⋅T−2)=1</text:span></text:p>
      <text:p text:style-name="P28"><text:soft-page-break/></text:p>
      <text:p text:style-name="P30">Vibração de massa planetária</text:p>
      <text:p text:style-name="P30"/>
      <text:p text:style-name="P30">f = Frequência</text:p>
      <text:p text:style-name="P30">d = Densidade</text:p>
      <text:p text:style-name="P30">G = Constante da gravitação universal</text:p>
      <text:p text:style-name="P30"/>
      <text:p text:style-name="P33"><text:span text:style-name="T1"><text:tab/></text:span><text:span text:style-name="T9">G⋅d</text:span><text:span text:style-name="T5">⋅</text:span><text:span text:style-name="T9">f2</text:span></text:p>
      <text:p text:style-name="P33"><text:span text:style-name="T1"><text:tab/></text:span><text:span text:style-name="T9">(M−1⋅L3⋅T−2)⋅(M⋅L−3)</text:span><text:span text:style-name="T5">⋅</text:span><text:span text:style-name="T9">(T−1)2=1</text:span></text:p>
      <text:p text:style-name="P28"/>
      <text:p text:style-name="P30"><text:tab/>Vibração elástica</text:p>
      <text:p text:style-name="P30"/>
      <text:p text:style-name="P30">m = Massa</text:p>
      <text:p text:style-name="P30">k = <text:s/>Constante elástica da mola</text:p>
      <text:p text:style-name="P30">f = Frequência</text:p>
      <text:p text:style-name="P30"/>
      <text:p text:style-name="P33"><text:span text:style-name="T1"><text:tab/></text:span><text:span text:style-name="T9">m⋅f2</text:span><text:span text:style-name="T5">⋅</text:span><text:span text:style-name="T9">k</text:span></text:p>
      <text:p text:style-name="P33"><text:span text:style-name="T1"><text:tab/></text:span><text:span text:style-name="T9">(M)⋅(T−1)2</text:span><text:span text:style-name="T5">⋅</text:span><text:span text:style-name="T9">(M⋅T−2)=1</text:span></text:p>
      <text:p text:style-name="P28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style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9-02-07T23:26:36.969261178</dc:date>
    <dc:creator>Carvalho </dc:creator>
    <meta:editing-duration>PT3H28M24S</meta:editing-duration>
    <meta:editing-cycles>16</meta:editing-cycles>
    <meta:document-statistic meta:table-count="1" meta:image-count="0" meta:object-count="0" meta:page-count="6" meta:paragraph-count="296" meta:word-count="648" meta:character-count="4494" meta:non-whitespace-character-count="4087"/>
  </office:meta>
</office:document-meta>
</file>